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178cm"/>
    </style:style>
    <style:style style:name="co2" style:family="table-column">
      <style:table-column-properties fo:break-before="auto" style:column-width="1.233cm"/>
    </style:style>
    <style:style style:name="co3" style:family="table-column">
      <style:table-column-properties fo:break-before="auto" style:column-width="0.924cm"/>
    </style:style>
    <style:style style:name="co4" style:family="table-column">
      <style:table-column-properties fo:break-before="auto" style:column-width="1.552cm"/>
    </style:style>
    <style:style style:name="co5" style:family="table-column">
      <style:table-column-properties fo:break-before="auto" style:column-width="2.15cm"/>
    </style:style>
    <style:style style:name="co6" style:family="table-column">
      <style:table-column-properties fo:break-before="auto" style:column-width="4.276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65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5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style:font-name="Liberation Mono"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Mono"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litery-edycja-do_pliku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29"/>
        <table:table-column table:style-name="co3" table:default-cell-style-name="Default"/>
        <table:table-column table:style-name="co4" table:default-cell-style-name="ce11"/>
        <table:table-column table:style-name="co5" table:default-cell-style-name="ce11"/>
        <table:table-column table:style-name="co3" table:default-cell-style-name="Default"/>
        <table:table-column table:style-name="co6" table:default-cell-style-name="ce13"/>
        <table:table-row table:style-name="ro1">
          <table:table-cell table:style-name="ce2" office:value-type="string" calcext:value-type="string">
            <text:p>PJ</text:p>
          </table:table-cell>
          <table:table-cell table:style-name="ce25" office:value-type="string" calcext:value-type="string">
            <text:p>b</text:p>
          </table:table-cell>
          <table:table-cell/>
          <table:table-cell table:formula="of:=CONCATENATE([$przecinki.$A$2];[.A1];[$przecinki.$H$2];[$przecinki.$A$2])" office:value-type="string" office:string-value="&quot;PJ*&quot;" calcext:value-type="string">
            <text:p>"PJ*"</text:p>
          </table:table-cell>
          <table:table-cell table:formula="of:=CONCATENATE([$przecinki.$A$2];[$przecinki.$E$2];[$przecinki.$G$2];[.B1];[$przecinki.$F$2];[$przecinki.$A$2])" office:value-type="string" office:string-value="&quot;{&amp;b}&quot;" calcext:value-type="string">
            <text:p>"{&amp;b}"</text:p>
          </table:table-cell>
          <table:table-cell/>
          <table:table-cell table:style-name="ce12" table:formula="of:=CONCATENATE([.D1];[$przecinki.$B$2];[$przecinki.$C$2];[.E1];[$przecinki.$D$2])" office:value-type="string" office:string-value="&quot;PJ*&quot;: &quot;{&amp;b}&quot;," calcext:value-type="string">
            <text:p>"PJ*": "{&amp;b}",</text:p>
          </table:table-cell>
        </table:table-row>
        <table:table-row table:style-name="ro1">
          <table:table-cell table:style-name="ce2" office:value-type="string" calcext:value-type="string">
            <text:p>ZS</text:p>
          </table:table-cell>
          <table:table-cell table:style-name="ce25" office:value-type="string" calcext:value-type="string">
            <text:p>c</text:p>
          </table:table-cell>
          <table:table-cell/>
          <table:table-cell table:formula="of:=CONCATENATE([$przecinki.$A$2];[.A2];[$przecinki.$H$2];[$przecinki.$A$2])" office:value-type="string" office:string-value="&quot;ZS*&quot;" calcext:value-type="string">
            <text:p>"ZS*"</text:p>
          </table:table-cell>
          <table:table-cell table:formula="of:=CONCATENATE([$przecinki.$A$2];[$przecinki.$E$2];[$przecinki.$G$2];[.B2];[$przecinki.$F$2];[$przecinki.$A$2])" office:value-type="string" office:string-value="&quot;{&amp;c}&quot;" calcext:value-type="string">
            <text:p>"{&amp;c}"</text:p>
          </table:table-cell>
          <table:table-cell/>
          <table:table-cell table:style-name="ce12" table:formula="of:=CONCATENATE([.D2];[$przecinki.$B$2];[$przecinki.$C$2];[.E2];[$przecinki.$D$2])" office:value-type="string" office:string-value="&quot;ZS*&quot;: &quot;{&amp;c}&quot;," calcext:value-type="string">
            <text:p>"ZS*": "{&amp;c}",</text:p>
          </table:table-cell>
        </table:table-row>
        <table:table-row table:style-name="ro1">
          <table:table-cell table:style-name="ce2" office:value-type="string" calcext:value-type="string">
            <text:p>T~</text:p>
          </table:table-cell>
          <table:table-cell table:style-name="ce25" office:value-type="string" calcext:value-type="string">
            <text:p>ć</text:p>
          </table:table-cell>
          <table:table-cell/>
          <table:table-cell table:formula="of:=CONCATENATE([$przecinki.$A$2];[.A3];[$przecinki.$H$2];[$przecinki.$A$2])" office:value-type="string" office:string-value="&quot;T~*&quot;" calcext:value-type="string">
            <text:p>"T~*"</text:p>
          </table:table-cell>
          <table:table-cell table:formula="of:=CONCATENATE([$przecinki.$A$2];[$przecinki.$E$2];[$przecinki.$G$2];[.B3];[$przecinki.$F$2];[$przecinki.$A$2])" office:value-type="string" office:string-value="&quot;{&amp;ć}&quot;" calcext:value-type="string">
            <text:p>"{&amp;ć}"</text:p>
          </table:table-cell>
          <table:table-cell/>
          <table:table-cell table:style-name="ce12" table:formula="of:=CONCATENATE([.D3];[$przecinki.$B$2];[$przecinki.$C$2];[.E3];[$przecinki.$D$2])" office:value-type="string" office:string-value="&quot;T~*&quot;: &quot;{&amp;ć}&quot;," calcext:value-type="string">
            <text:p>"T~*": "{&amp;ć}",</text:p>
          </table:table-cell>
        </table:table-row>
        <table:table-row table:style-name="ro1">
          <table:table-cell table:style-name="ce2" office:value-type="string" calcext:value-type="string">
            <text:p>T~</text:p>
          </table:table-cell>
          <table:table-cell table:style-name="ce25" office:value-type="string" calcext:value-type="string">
            <text:p>ci</text:p>
          </table:table-cell>
          <table:table-cell/>
          <table:table-cell table:formula="of:=CONCATENATE([$przecinki.$A$2];[.A4];[$przecinki.$H$2];[$przecinki.$A$2])" office:value-type="string" office:string-value="&quot;T~*&quot;" calcext:value-type="string">
            <text:p>"T~*"</text:p>
          </table:table-cell>
          <table:table-cell table:formula="of:=CONCATENATE([$przecinki.$A$2];[$przecinki.$E$2];[$przecinki.$G$2];[.B4];[$przecinki.$F$2];[$przecinki.$A$2])" office:value-type="string" office:string-value="&quot;{&amp;ci}&quot;" calcext:value-type="string">
            <text:p>"{&amp;ci}"</text:p>
          </table:table-cell>
          <table:table-cell/>
          <table:table-cell table:style-name="ce12" table:formula="of:=CONCATENATE([.D4];[$przecinki.$B$2];[$przecinki.$C$2];[.E4];[$przecinki.$D$2])" office:value-type="string" office:string-value="&quot;T~*&quot;: &quot;{&amp;ci}&quot;," calcext:value-type="string">
            <text:p>"T~*": "{&amp;ci}",</text:p>
          </table:table-cell>
        </table:table-row>
        <table:table-row table:style-name="ro1">
          <table:table-cell table:style-name="ce2" office:value-type="string" calcext:value-type="string">
            <text:p>ZSJ</text:p>
          </table:table-cell>
          <table:table-cell table:style-name="ce25" office:value-type="string" calcext:value-type="string">
            <text:p>cj</text:p>
          </table:table-cell>
          <table:table-cell/>
          <table:table-cell table:formula="of:=CONCATENATE([$przecinki.$A$2];[.A5];[$przecinki.$H$2];[$przecinki.$A$2])" office:value-type="string" office:string-value="&quot;ZSJ*&quot;" calcext:value-type="string">
            <text:p>"ZSJ*"</text:p>
          </table:table-cell>
          <table:table-cell table:formula="of:=CONCATENATE([$przecinki.$A$2];[$przecinki.$E$2];[$przecinki.$G$2];[.B5];[$przecinki.$F$2];[$przecinki.$A$2])" office:value-type="string" office:string-value="&quot;{&amp;cj}&quot;" calcext:value-type="string">
            <text:p>"{&amp;cj}"</text:p>
          </table:table-cell>
          <table:table-cell/>
          <table:table-cell table:style-name="ce12" table:formula="of:=CONCATENATE([.D5];[$przecinki.$B$2];[$przecinki.$C$2];[.E5];[$przecinki.$D$2])" office:value-type="string" office:string-value="&quot;ZSJ*&quot;: &quot;{&amp;cj}&quot;," calcext:value-type="string">
            <text:p>"ZSJ*": "{&amp;cj}",</text:p>
          </table:table-cell>
        </table:table-row>
        <table:table-row table:style-name="ro1">
          <table:table-cell table:style-name="ce2" office:value-type="string" calcext:value-type="string">
            <text:p>PV</text:p>
          </table:table-cell>
          <table:table-cell table:style-name="ce25" office:value-type="string" calcext:value-type="string">
            <text:p>cz</text:p>
          </table:table-cell>
          <table:table-cell/>
          <table:table-cell table:formula="of:=CONCATENATE([$przecinki.$A$2];[.A6];[$przecinki.$H$2];[$przecinki.$A$2])" office:value-type="string" office:string-value="&quot;PV*&quot;" calcext:value-type="string">
            <text:p>"PV*"</text:p>
          </table:table-cell>
          <table:table-cell table:formula="of:=CONCATENATE([$przecinki.$A$2];[$przecinki.$E$2];[$przecinki.$G$2];[.B6];[$przecinki.$F$2];[$przecinki.$A$2])" office:value-type="string" office:string-value="&quot;{&amp;cz}&quot;" calcext:value-type="string">
            <text:p>"{&amp;cz}"</text:p>
          </table:table-cell>
          <table:table-cell/>
          <table:table-cell table:style-name="ce12" table:formula="of:=CONCATENATE([.D6];[$przecinki.$B$2];[$przecinki.$C$2];[.E6];[$przecinki.$D$2])" office:value-type="string" office:string-value="&quot;PV*&quot;: &quot;{&amp;cz}&quot;," calcext:value-type="string">
            <text:p>"PV*": "{&amp;cz}",</text:p>
          </table:table-cell>
        </table:table-row>
        <table:table-row table:style-name="ro1">
          <table:table-cell table:style-name="ce2" office:value-type="string" calcext:value-type="string">
            <text:p>T~</text:p>
          </table:table-cell>
          <table:table-cell table:style-name="ce25" office:value-type="string" calcext:value-type="string">
            <text:p>ć</text:p>
          </table:table-cell>
          <table:table-cell/>
          <table:table-cell table:formula="of:=CONCATENATE([$przecinki.$A$2];[.A7];[$przecinki.$H$2];[$przecinki.$A$2])" office:value-type="string" office:string-value="&quot;T~*&quot;" calcext:value-type="string">
            <text:p>"T~*"</text:p>
          </table:table-cell>
          <table:table-cell table:formula="of:=CONCATENATE([$przecinki.$A$2];[$przecinki.$E$2];[$przecinki.$G$2];[.B7];[$przecinki.$F$2];[$przecinki.$A$2])" office:value-type="string" office:string-value="&quot;{&amp;ć}&quot;" calcext:value-type="string">
            <text:p>"{&amp;ć}"</text:p>
          </table:table-cell>
          <table:table-cell/>
          <table:table-cell table:style-name="ce12" table:formula="of:=CONCATENATE([.D7];[$przecinki.$B$2];[$przecinki.$C$2];[.E7];[$przecinki.$D$2])" office:value-type="string" office:string-value="&quot;T~*&quot;: &quot;{&amp;ć}&quot;," calcext:value-type="string">
            <text:p>"T~*": "{&amp;ć}",</text:p>
          </table:table-cell>
        </table:table-row>
        <table:table-row table:style-name="ro1">
          <table:table-cell table:style-name="ce2" office:value-type="string" calcext:value-type="string">
            <text:p>TI</text:p>
          </table:table-cell>
          <table:table-cell table:style-name="ce25" office:value-type="string" calcext:value-type="string">
            <text:p>ci</text:p>
          </table:table-cell>
          <table:table-cell/>
          <table:table-cell table:formula="of:=CONCATENATE([$przecinki.$A$2];[.A8];[$przecinki.$H$2];[$przecinki.$A$2])" office:value-type="string" office:string-value="&quot;TI*&quot;" calcext:value-type="string">
            <text:p>"TI*"</text:p>
          </table:table-cell>
          <table:table-cell table:formula="of:=CONCATENATE([$przecinki.$A$2];[$przecinki.$E$2];[$przecinki.$G$2];[.B8];[$przecinki.$F$2];[$przecinki.$A$2])" office:value-type="string" office:string-value="&quot;{&amp;ci}&quot;" calcext:value-type="string">
            <text:p>"{&amp;ci}"</text:p>
          </table:table-cell>
          <table:table-cell/>
          <table:table-cell table:style-name="ce12" table:formula="of:=CONCATENATE([.D8];[$przecinki.$B$2];[$przecinki.$C$2];[.E8];[$przecinki.$D$2])" office:value-type="string" office:string-value="&quot;TI*&quot;: &quot;{&amp;ci}&quot;," calcext:value-type="string">
            <text:p>"TI*": "{&amp;ci}",</text:p>
          </table:table-cell>
        </table:table-row>
        <table:table-row table:style-name="ro1">
          <table:table-cell table:style-name="ce2" office:value-type="string" calcext:value-type="string">
            <text:p>TJ</text:p>
          </table:table-cell>
          <table:table-cell table:style-name="ce25" office:value-type="string" calcext:value-type="string">
            <text:p>d</text:p>
          </table:table-cell>
          <table:table-cell/>
          <table:table-cell table:formula="of:=CONCATENATE([$przecinki.$A$2];[.A9];[$przecinki.$H$2];[$przecinki.$A$2])" office:value-type="string" office:string-value="&quot;TJ*&quot;" calcext:value-type="string">
            <text:p>"TJ*"</text:p>
          </table:table-cell>
          <table:table-cell table:formula="of:=CONCATENATE([$przecinki.$A$2];[$przecinki.$E$2];[$przecinki.$G$2];[.B9];[$przecinki.$F$2];[$przecinki.$A$2])" office:value-type="string" office:string-value="&quot;{&amp;d}&quot;" calcext:value-type="string">
            <text:p>"{&amp;d}"</text:p>
          </table:table-cell>
          <table:table-cell/>
          <table:table-cell table:style-name="ce12" table:formula="of:=CONCATENATE([.D9];[$przecinki.$B$2];[$przecinki.$C$2];[.E9];[$przecinki.$D$2])" office:value-type="string" office:string-value="&quot;TJ*&quot;: &quot;{&amp;d}&quot;," calcext:value-type="string">
            <text:p>"TJ*": "{&amp;d}",</text:p>
          </table:table-cell>
        </table:table-row>
        <table:table-row table:style-name="ro1">
          <table:table-cell table:style-name="ce2" office:value-type="string" calcext:value-type="string">
            <text:p>ZSJ</text:p>
          </table:table-cell>
          <table:table-cell table:style-name="ce25" office:value-type="string" calcext:value-type="string">
            <text:p>dz</text:p>
          </table:table-cell>
          <table:table-cell/>
          <table:table-cell table:formula="of:=CONCATENATE([$przecinki.$A$2];[.A10];[$przecinki.$H$2];[$przecinki.$A$2])" office:value-type="string" office:string-value="&quot;ZSJ*&quot;" calcext:value-type="string">
            <text:p>"ZSJ*"</text:p>
          </table:table-cell>
          <table:table-cell table:formula="of:=CONCATENATE([$przecinki.$A$2];[$przecinki.$E$2];[$przecinki.$G$2];[.B10];[$przecinki.$F$2];[$przecinki.$A$2])" office:value-type="string" office:string-value="&quot;{&amp;dz}&quot;" calcext:value-type="string">
            <text:p>"{&amp;dz}"</text:p>
          </table:table-cell>
          <table:table-cell/>
          <table:table-cell table:style-name="ce12" table:formula="of:=CONCATENATE([.D10];[$przecinki.$B$2];[$przecinki.$C$2];[.E10];[$przecinki.$D$2])" office:value-type="string" office:string-value="&quot;ZSJ*&quot;: &quot;{&amp;dz}&quot;," calcext:value-type="string">
            <text:p>"ZSJ*": "{&amp;dz}",</text:p>
          </table:table-cell>
        </table:table-row>
        <table:table-row table:style-name="ro1">
          <table:table-cell table:style-name="ce2" office:value-type="string" calcext:value-type="string">
            <text:p>ZSJI</text:p>
          </table:table-cell>
          <table:table-cell table:style-name="ce25" office:value-type="string" calcext:value-type="string">
            <text:p>dzi</text:p>
          </table:table-cell>
          <table:table-cell/>
          <table:table-cell table:formula="of:=CONCATENATE([$przecinki.$A$2];[.A11];[$przecinki.$H$2];[$przecinki.$A$2])" office:value-type="string" office:string-value="&quot;ZSJI*&quot;" calcext:value-type="string">
            <text:p>"ZSJI*"</text:p>
          </table:table-cell>
          <table:table-cell table:formula="of:=CONCATENATE([$przecinki.$A$2];[$przecinki.$E$2];[$przecinki.$G$2];[.B11];[$przecinki.$F$2];[$przecinki.$A$2])" office:value-type="string" office:string-value="&quot;{&amp;dzi}&quot;" calcext:value-type="string">
            <text:p>"{&amp;dzi}"</text:p>
          </table:table-cell>
          <table:table-cell/>
          <table:table-cell table:style-name="ce12" table:formula="of:=CONCATENATE([.D11];[$przecinki.$B$2];[$przecinki.$C$2];[.E11];[$przecinki.$D$2])" office:value-type="string" office:string-value="&quot;ZSJI*&quot;: &quot;{&amp;dzi}&quot;," calcext:value-type="string">
            <text:p>"ZSJI*": "{&amp;dzi}",</text:p>
          </table:table-cell>
        </table:table-row>
        <table:table-row table:style-name="ro1">
          <table:table-cell table:style-name="ce2" office:value-type="string" calcext:value-type="string">
            <text:p>TJ~</text:p>
          </table:table-cell>
          <table:table-cell table:style-name="ce25" office:value-type="string" calcext:value-type="string">
            <text:p>dź</text:p>
          </table:table-cell>
          <table:table-cell/>
          <table:table-cell table:formula="of:=CONCATENATE([$przecinki.$A$2];[.A12];[$przecinki.$H$2];[$przecinki.$A$2])" office:value-type="string" office:string-value="&quot;TJ~*&quot;" calcext:value-type="string">
            <text:p>"TJ~*"</text:p>
          </table:table-cell>
          <table:table-cell table:formula="of:=CONCATENATE([$przecinki.$A$2];[$przecinki.$E$2];[$przecinki.$G$2];[.B12];[$przecinki.$F$2];[$przecinki.$A$2])" office:value-type="string" office:string-value="&quot;{&amp;dź}&quot;" calcext:value-type="string">
            <text:p>"{&amp;dź}"</text:p>
          </table:table-cell>
          <table:table-cell/>
          <table:table-cell table:style-name="ce12" table:formula="of:=CONCATENATE([.D12];[$przecinki.$B$2];[$przecinki.$C$2];[.E12];[$przecinki.$D$2])" office:value-type="string" office:string-value="&quot;TJ~*&quot;: &quot;{&amp;dź}&quot;," calcext:value-type="string">
            <text:p>"TJ~*": "{&amp;dź}",</text:p>
          </table:table-cell>
        </table:table-row>
        <table:table-row table:style-name="ro1">
          <table:table-cell table:style-name="ce2" office:value-type="string" calcext:value-type="string">
            <text:p>PVJ</text:p>
          </table:table-cell>
          <table:table-cell table:style-name="ce25" office:value-type="string" calcext:value-type="string">
            <text:p>dż</text:p>
          </table:table-cell>
          <table:table-cell/>
          <table:table-cell table:formula="of:=CONCATENATE([$przecinki.$A$2];[.A13];[$przecinki.$H$2];[$przecinki.$A$2])" office:value-type="string" office:string-value="&quot;PVJ*&quot;" calcext:value-type="string">
            <text:p>"PVJ*"</text:p>
          </table:table-cell>
          <table:table-cell table:formula="of:=CONCATENATE([$przecinki.$A$2];[$przecinki.$E$2];[$przecinki.$G$2];[.B13];[$przecinki.$F$2];[$przecinki.$A$2])" office:value-type="string" office:string-value="&quot;{&amp;dż}&quot;" calcext:value-type="string">
            <text:p>"{&amp;dż}"</text:p>
          </table:table-cell>
          <table:table-cell/>
          <table:table-cell table:style-name="ce12" table:formula="of:=CONCATENATE([.D13];[$przecinki.$B$2];[$przecinki.$C$2];[.E13];[$przecinki.$D$2])" office:value-type="string" office:string-value="&quot;PVJ*&quot;: &quot;{&amp;dż}&quot;," calcext:value-type="string">
            <text:p>"PVJ*": "{&amp;dż}",</text:p>
          </table:table-cell>
        </table:table-row>
        <table:table-row table:style-name="ro1">
          <table:table-cell table:style-name="ce2" office:value-type="string" calcext:value-type="string">
            <text:p>F</text:p>
          </table:table-cell>
          <table:table-cell table:style-name="ce25" office:value-type="string" calcext:value-type="string">
            <text:p>f</text:p>
          </table:table-cell>
          <table:table-cell/>
          <table:table-cell table:formula="of:=CONCATENATE([$przecinki.$A$2];[.A14];[$przecinki.$H$2];[$przecinki.$A$2])" office:value-type="string" office:string-value="&quot;F*&quot;" calcext:value-type="string">
            <text:p>"F*"</text:p>
          </table:table-cell>
          <table:table-cell table:formula="of:=CONCATENATE([$przecinki.$A$2];[$przecinki.$E$2];[$przecinki.$G$2];[.B14];[$przecinki.$F$2];[$przecinki.$A$2])" office:value-type="string" office:string-value="&quot;{&amp;f}&quot;" calcext:value-type="string">
            <text:p>"{&amp;f}"</text:p>
          </table:table-cell>
          <table:table-cell/>
          <table:table-cell table:style-name="ce12" table:formula="of:=CONCATENATE([.D14];[$przecinki.$B$2];[$przecinki.$C$2];[.E14];[$przecinki.$D$2])" office:value-type="string" office:string-value="&quot;F*&quot;: &quot;{&amp;f}&quot;," calcext:value-type="string">
            <text:p>"F*": "{&amp;f}",</text:p>
          </table:table-cell>
        </table:table-row>
        <table:table-row table:style-name="ro1">
          <table:table-cell table:style-name="ce2" office:value-type="string" calcext:value-type="string">
            <text:p>KJ</text:p>
          </table:table-cell>
          <table:table-cell table:style-name="ce25" office:value-type="string" calcext:value-type="string">
            <text:p>g</text:p>
          </table:table-cell>
          <table:table-cell/>
          <table:table-cell table:formula="of:=CONCATENATE([$przecinki.$A$2];[.A15];[$przecinki.$H$2];[$przecinki.$A$2])" office:value-type="string" office:string-value="&quot;KJ*&quot;" calcext:value-type="string">
            <text:p>"KJ*"</text:p>
          </table:table-cell>
          <table:table-cell table:formula="of:=CONCATENATE([$przecinki.$A$2];[$przecinki.$E$2];[$przecinki.$G$2];[.B15];[$przecinki.$F$2];[$przecinki.$A$2])" office:value-type="string" office:string-value="&quot;{&amp;g}&quot;" calcext:value-type="string">
            <text:p>"{&amp;g}"</text:p>
          </table:table-cell>
          <table:table-cell/>
          <table:table-cell table:style-name="ce12" table:formula="of:=CONCATENATE([.D15];[$przecinki.$B$2];[$przecinki.$C$2];[.E15];[$przecinki.$D$2])" office:value-type="string" office:string-value="&quot;KJ*&quot;: &quot;{&amp;g}&quot;," calcext:value-type="string">
            <text:p>"KJ*": "{&amp;g}",</text:p>
          </table:table-cell>
        </table:table-row>
        <table:table-row table:style-name="ro1">
          <table:table-cell table:style-name="ce2" office:value-type="string" calcext:value-type="string">
            <text:p>KTJ</text:p>
          </table:table-cell>
          <table:table-cell table:style-name="ce25" office:value-type="string" calcext:value-type="string">
            <text:p>h</text:p>
          </table:table-cell>
          <table:table-cell/>
          <table:table-cell table:formula="of:=CONCATENATE([$przecinki.$A$2];[.A16];[$przecinki.$H$2];[$przecinki.$A$2])" office:value-type="string" office:string-value="&quot;KTJ*&quot;" calcext:value-type="string">
            <text:p>"KTJ*"</text:p>
          </table:table-cell>
          <table:table-cell table:formula="of:=CONCATENATE([$przecinki.$A$2];[$przecinki.$E$2];[$przecinki.$G$2];[.B16];[$przecinki.$F$2];[$przecinki.$A$2])" office:value-type="string" office:string-value="&quot;{&amp;h}&quot;" calcext:value-type="string">
            <text:p>"{&amp;h}"</text:p>
          </table:table-cell>
          <table:table-cell/>
          <table:table-cell table:style-name="ce12" table:formula="of:=CONCATENATE([.D16];[$przecinki.$B$2];[$przecinki.$C$2];[.E16];[$przecinki.$D$2])" office:value-type="string" office:string-value="&quot;KTJ*&quot;: &quot;{&amp;h}&quot;," calcext:value-type="string">
            <text:p>"KTJ*": "{&amp;h}",</text:p>
          </table:table-cell>
        </table:table-row>
        <table:table-row table:style-name="ro1">
          <table:table-cell table:style-name="ce2" office:value-type="string" calcext:value-type="string">
            <text:p>KT</text:p>
          </table:table-cell>
          <table:table-cell table:style-name="ce52" office:value-type="string" calcext:value-type="string">
            <text:p>ch</text:p>
          </table:table-cell>
          <table:table-cell/>
          <table:table-cell table:formula="of:=CONCATENATE([$przecinki.$A$2];[.A17];[$przecinki.$H$2];[$przecinki.$A$2])" office:value-type="string" office:string-value="&quot;KT*&quot;" calcext:value-type="string">
            <text:p>"KT*"</text:p>
          </table:table-cell>
          <table:table-cell table:formula="of:=CONCATENATE([$przecinki.$A$2];[$przecinki.$E$2];[$przecinki.$G$2];[.B17];[$przecinki.$F$2];[$przecinki.$A$2])" office:value-type="string" office:string-value="&quot;{&amp;ch}&quot;" calcext:value-type="string">
            <text:p>"{&amp;ch}"</text:p>
          </table:table-cell>
          <table:table-cell/>
          <table:table-cell table:style-name="ce12" table:formula="of:=CONCATENATE([.D17];[$przecinki.$B$2];[$przecinki.$C$2];[.E17];[$przecinki.$D$2])" office:value-type="string" office:string-value="&quot;KT*&quot;: &quot;{&amp;ch}&quot;," calcext:value-type="string">
            <text:p>"KT*": "{&amp;ch}",</text:p>
          </table:table-cell>
        </table:table-row>
        <table:table-row table:style-name="ro1">
          <table:table-cell table:style-name="ce2" office:value-type="string" calcext:value-type="string">
            <text:p>J</text:p>
          </table:table-cell>
          <table:table-cell table:style-name="ce25" office:value-type="string" calcext:value-type="string">
            <text:p>j</text:p>
          </table:table-cell>
          <table:table-cell/>
          <table:table-cell table:formula="of:=CONCATENATE([$przecinki.$A$2];[.A18];[$przecinki.$H$2];[$przecinki.$A$2])" office:value-type="string" office:string-value="&quot;J*&quot;" calcext:value-type="string">
            <text:p>"J*"</text:p>
          </table:table-cell>
          <table:table-cell table:formula="of:=CONCATENATE([$przecinki.$A$2];[$przecinki.$E$2];[$przecinki.$G$2];[.B18];[$przecinki.$F$2];[$przecinki.$A$2])" office:value-type="string" office:string-value="&quot;{&amp;j}&quot;" calcext:value-type="string">
            <text:p>"{&amp;j}"</text:p>
          </table:table-cell>
          <table:table-cell/>
          <table:table-cell table:style-name="ce12" table:formula="of:=CONCATENATE([.D18];[$przecinki.$B$2];[$przecinki.$C$2];[.E18];[$przecinki.$D$2])" office:value-type="string" office:string-value="&quot;J*&quot;: &quot;{&amp;j}&quot;," calcext:value-type="string">
            <text:p>"J*": "{&amp;j}",</text:p>
          </table:table-cell>
        </table:table-row>
        <table:table-row table:style-name="ro1">
          <table:table-cell table:style-name="ce2" office:value-type="string" calcext:value-type="string">
            <text:p>K</text:p>
          </table:table-cell>
          <table:table-cell table:style-name="ce25" office:value-type="string" calcext:value-type="string">
            <text:p>k</text:p>
          </table:table-cell>
          <table:table-cell/>
          <table:table-cell table:formula="of:=CONCATENATE([$przecinki.$A$2];[.A19];[$przecinki.$H$2];[$przecinki.$A$2])" office:value-type="string" office:string-value="&quot;K*&quot;" calcext:value-type="string">
            <text:p>"K*"</text:p>
          </table:table-cell>
          <table:table-cell table:formula="of:=CONCATENATE([$przecinki.$A$2];[$przecinki.$E$2];[$przecinki.$G$2];[.B19];[$przecinki.$F$2];[$przecinki.$A$2])" office:value-type="string" office:string-value="&quot;{&amp;k}&quot;" calcext:value-type="string">
            <text:p>"{&amp;k}"</text:p>
          </table:table-cell>
          <table:table-cell/>
          <table:table-cell table:style-name="ce12" table:formula="of:=CONCATENATE([.D19];[$przecinki.$B$2];[$przecinki.$C$2];[.E19];[$przecinki.$D$2])" office:value-type="string" office:string-value="&quot;K*&quot;: &quot;{&amp;k}&quot;," calcext:value-type="string">
            <text:p>"K*": "{&amp;k}",</text:p>
          </table:table-cell>
        </table:table-row>
        <table:table-row table:style-name="ro1">
          <table:table-cell table:style-name="ce2" office:value-type="string" calcext:value-type="string">
            <text:p>L</text:p>
          </table:table-cell>
          <table:table-cell table:style-name="ce25" office:value-type="string" calcext:value-type="string">
            <text:p>l</text:p>
          </table:table-cell>
          <table:table-cell/>
          <table:table-cell table:formula="of:=CONCATENATE([$przecinki.$A$2];[.A20];[$przecinki.$H$2];[$przecinki.$A$2])" office:value-type="string" office:string-value="&quot;L*&quot;" calcext:value-type="string">
            <text:p>"L*"</text:p>
          </table:table-cell>
          <table:table-cell table:formula="of:=CONCATENATE([$przecinki.$A$2];[$przecinki.$E$2];[$przecinki.$G$2];[.B20];[$przecinki.$F$2];[$przecinki.$A$2])" office:value-type="string" office:string-value="&quot;{&amp;l}&quot;" calcext:value-type="string">
            <text:p>"{&amp;l}"</text:p>
          </table:table-cell>
          <table:table-cell/>
          <table:table-cell table:style-name="ce12" table:formula="of:=CONCATENATE([.D20];[$przecinki.$B$2];[$przecinki.$C$2];[.E20];[$przecinki.$D$2])" office:value-type="string" office:string-value="&quot;L*&quot;: &quot;{&amp;l}&quot;," calcext:value-type="string">
            <text:p>"L*": "{&amp;l}",</text:p>
          </table:table-cell>
        </table:table-row>
        <table:table-row table:style-name="ro1">
          <table:table-cell table:style-name="ce2" office:value-type="string" calcext:value-type="string">
            <text:p>LJ</text:p>
          </table:table-cell>
          <table:table-cell table:style-name="ce25" office:value-type="string" calcext:value-type="string">
            <text:p>ł</text:p>
          </table:table-cell>
          <table:table-cell/>
          <table:table-cell table:formula="of:=CONCATENATE([$przecinki.$A$2];[.A21];[$przecinki.$H$2];[$przecinki.$A$2])" office:value-type="string" office:string-value="&quot;LJ*&quot;" calcext:value-type="string">
            <text:p>"LJ*"</text:p>
          </table:table-cell>
          <table:table-cell table:formula="of:=CONCATENATE([$przecinki.$A$2];[$przecinki.$E$2];[$przecinki.$G$2];[.B21];[$przecinki.$F$2];[$przecinki.$A$2])" office:value-type="string" office:string-value="&quot;{&amp;ł}&quot;" calcext:value-type="string">
            <text:p>"{&amp;ł}"</text:p>
          </table:table-cell>
          <table:table-cell/>
          <table:table-cell table:style-name="ce12" table:formula="of:=CONCATENATE([.D21];[$przecinki.$B$2];[$przecinki.$C$2];[.E21];[$przecinki.$D$2])" office:value-type="string" office:string-value="&quot;LJ*&quot;: &quot;{&amp;ł}&quot;," calcext:value-type="string">
            <text:p>"LJ*": "{&amp;ł}",</text:p>
          </table:table-cell>
        </table:table-row>
        <table:table-row table:style-name="ro1">
          <table:table-cell table:style-name="ce2" office:value-type="string" calcext:value-type="string">
            <text:p>KP</text:p>
          </table:table-cell>
          <table:table-cell table:style-name="ce25" office:value-type="string" calcext:value-type="string">
            <text:p>m</text:p>
          </table:table-cell>
          <table:table-cell/>
          <table:table-cell table:formula="of:=CONCATENATE([$przecinki.$A$2];[.A22];[$przecinki.$H$2];[$przecinki.$A$2])" office:value-type="string" office:string-value="&quot;KP*&quot;" calcext:value-type="string">
            <text:p>"KP*"</text:p>
          </table:table-cell>
          <table:table-cell table:formula="of:=CONCATENATE([$przecinki.$A$2];[$przecinki.$E$2];[$przecinki.$G$2];[.B22];[$przecinki.$F$2];[$przecinki.$A$2])" office:value-type="string" office:string-value="&quot;{&amp;m}&quot;" calcext:value-type="string">
            <text:p>"{&amp;m}"</text:p>
          </table:table-cell>
          <table:table-cell/>
          <table:table-cell table:style-name="ce12" table:formula="of:=CONCATENATE([.D22];[$przecinki.$B$2];[$przecinki.$C$2];[.E22];[$przecinki.$D$2])" office:value-type="string" office:string-value="&quot;KP*&quot;: &quot;{&amp;m}&quot;," calcext:value-type="string">
            <text:p>"KP*": "{&amp;m}",</text:p>
          </table:table-cell>
        </table:table-row>
        <table:table-row table:style-name="ro1">
          <table:table-cell table:style-name="ce2" office:value-type="string" calcext:value-type="string">
            <text:p>LR</text:p>
          </table:table-cell>
          <table:table-cell table:style-name="ce25" office:value-type="string" calcext:value-type="string">
            <text:p>n</text:p>
          </table:table-cell>
          <table:table-cell/>
          <table:table-cell table:formula="of:=CONCATENATE([$przecinki.$A$2];[.A23];[$przecinki.$H$2];[$przecinki.$A$2])" office:value-type="string" office:string-value="&quot;LR*&quot;" calcext:value-type="string">
            <text:p>"LR*"</text:p>
          </table:table-cell>
          <table:table-cell table:formula="of:=CONCATENATE([$przecinki.$A$2];[$przecinki.$E$2];[$przecinki.$G$2];[.B23];[$przecinki.$F$2];[$przecinki.$A$2])" office:value-type="string" office:string-value="&quot;{&amp;n}&quot;" calcext:value-type="string">
            <text:p>"{&amp;n}"</text:p>
          </table:table-cell>
          <table:table-cell/>
          <table:table-cell table:style-name="ce12" table:formula="of:=CONCATENATE([.D23];[$przecinki.$B$2];[$przecinki.$C$2];[.E23];[$przecinki.$D$2])" office:value-type="string" office:string-value="&quot;LR*&quot;: &quot;{&amp;n}&quot;," calcext:value-type="string">
            <text:p>"LR*": "{&amp;n}",</text:p>
          </table:table-cell>
        </table:table-row>
        <table:table-row table:style-name="ro1">
          <table:table-cell table:style-name="ce2" office:value-type="string" calcext:value-type="string">
            <text:p>LRJ</text:p>
          </table:table-cell>
          <table:table-cell table:style-name="ce25" office:value-type="string" calcext:value-type="string">
            <text:p>ń</text:p>
          </table:table-cell>
          <table:table-cell/>
          <table:table-cell table:formula="of:=CONCATENATE([$przecinki.$A$2];[.A24];[$przecinki.$H$2];[$przecinki.$A$2])" office:value-type="string" office:string-value="&quot;LRJ*&quot;" calcext:value-type="string">
            <text:p>"LRJ*"</text:p>
          </table:table-cell>
          <table:table-cell table:formula="of:=CONCATENATE([$przecinki.$A$2];[$przecinki.$E$2];[$przecinki.$G$2];[.B24];[$przecinki.$F$2];[$przecinki.$A$2])" office:value-type="string" office:string-value="&quot;{&amp;ń}&quot;" calcext:value-type="string">
            <text:p>"{&amp;ń}"</text:p>
          </table:table-cell>
          <table:table-cell/>
          <table:table-cell table:style-name="ce12" table:formula="of:=CONCATENATE([.D24];[$przecinki.$B$2];[$przecinki.$C$2];[.E24];[$przecinki.$D$2])" office:value-type="string" office:string-value="&quot;LRJ*&quot;: &quot;{&amp;ń}&quot;," calcext:value-type="string">
            <text:p>"LRJ*": "{&amp;ń}",</text:p>
          </table:table-cell>
        </table:table-row>
        <table:table-row table:style-name="ro1">
          <table:table-cell table:style-name="ce2" office:value-type="string" calcext:value-type="string">
            <text:p>LR</text:p>
          </table:table-cell>
          <table:table-cell table:style-name="ce25" office:value-type="string" calcext:value-type="string">
            <text:p>ni</text:p>
          </table:table-cell>
          <table:table-cell/>
          <table:table-cell table:formula="of:=CONCATENATE([$przecinki.$A$2];[.A25];[$przecinki.$H$2];[$przecinki.$A$2])" office:value-type="string" office:string-value="&quot;LR*&quot;" calcext:value-type="string">
            <text:p>"LR*"</text:p>
          </table:table-cell>
          <table:table-cell table:formula="of:=CONCATENATE([$przecinki.$A$2];[$przecinki.$E$2];[$przecinki.$G$2];[.B25];[$przecinki.$F$2];[$przecinki.$A$2])" office:value-type="string" office:string-value="&quot;{&amp;ni}&quot;" calcext:value-type="string">
            <text:p>"{&amp;ni}"</text:p>
          </table:table-cell>
          <table:table-cell/>
          <table:table-cell table:style-name="ce12" table:formula="of:=CONCATENATE([.D25];[$przecinki.$B$2];[$przecinki.$C$2];[.E25];[$przecinki.$D$2])" office:value-type="string" office:string-value="&quot;LR*&quot;: &quot;{&amp;ni}&quot;," calcext:value-type="string">
            <text:p>"LR*": "{&amp;ni}",</text:p>
          </table:table-cell>
        </table:table-row>
        <table:table-row table:style-name="ro1">
          <table:table-cell table:style-name="ce2" office:value-type="string" calcext:value-type="string">
            <text:p>P</text:p>
          </table:table-cell>
          <table:table-cell table:style-name="ce25" office:value-type="string" calcext:value-type="string">
            <text:p>p</text:p>
          </table:table-cell>
          <table:table-cell/>
          <table:table-cell table:formula="of:=CONCATENATE([$przecinki.$A$2];[.A26];[$przecinki.$H$2];[$przecinki.$A$2])" office:value-type="string" office:string-value="&quot;P*&quot;" calcext:value-type="string">
            <text:p>"P*"</text:p>
          </table:table-cell>
          <table:table-cell table:formula="of:=CONCATENATE([$przecinki.$A$2];[$przecinki.$E$2];[$przecinki.$G$2];[.B26];[$przecinki.$F$2];[$przecinki.$A$2])" office:value-type="string" office:string-value="&quot;{&amp;p}&quot;" calcext:value-type="string">
            <text:p>"{&amp;p}"</text:p>
          </table:table-cell>
          <table:table-cell/>
          <table:table-cell table:style-name="ce12" table:formula="of:=CONCATENATE([.D26];[$przecinki.$B$2];[$przecinki.$C$2];[.E26];[$przecinki.$D$2])" office:value-type="string" office:string-value="&quot;P*&quot;: &quot;{&amp;p}&quot;," calcext:value-type="string">
            <text:p>"P*": "{&amp;p}",</text:p>
          </table:table-cell>
        </table:table-row>
        <table:table-row table:style-name="ro1">
          <table:table-cell table:style-name="ce2" office:value-type="string" calcext:value-type="string">
            <text:p>R</text:p>
          </table:table-cell>
          <table:table-cell table:style-name="ce25" office:value-type="string" calcext:value-type="string">
            <text:p>r</text:p>
          </table:table-cell>
          <table:table-cell/>
          <table:table-cell table:formula="of:=CONCATENATE([$przecinki.$A$2];[.A27];[$przecinki.$H$2];[$przecinki.$A$2])" office:value-type="string" office:string-value="&quot;R*&quot;" calcext:value-type="string">
            <text:p>"R*"</text:p>
          </table:table-cell>
          <table:table-cell table:formula="of:=CONCATENATE([$przecinki.$A$2];[$przecinki.$E$2];[$przecinki.$G$2];[.B27];[$przecinki.$F$2];[$przecinki.$A$2])" office:value-type="string" office:string-value="&quot;{&amp;r}&quot;" calcext:value-type="string">
            <text:p>"{&amp;r}"</text:p>
          </table:table-cell>
          <table:table-cell/>
          <table:table-cell table:style-name="ce12" table:formula="of:=CONCATENATE([.D27];[$przecinki.$B$2];[$przecinki.$C$2];[.E27];[$przecinki.$D$2])" office:value-type="string" office:string-value="&quot;R*&quot;: &quot;{&amp;r}&quot;," calcext:value-type="string">
            <text:p>"R*": "{&amp;r}",</text:p>
          </table:table-cell>
        </table:table-row>
        <table:table-row table:style-name="ro1">
          <table:table-cell table:style-name="ce2" office:value-type="string" calcext:value-type="string">
            <text:p>S</text:p>
          </table:table-cell>
          <table:table-cell table:style-name="ce25" office:value-type="string" calcext:value-type="string">
            <text:p>s</text:p>
          </table:table-cell>
          <table:table-cell/>
          <table:table-cell table:formula="of:=CONCATENATE([$przecinki.$A$2];[.A28];[$przecinki.$H$2];[$przecinki.$A$2])" office:value-type="string" office:string-value="&quot;S*&quot;" calcext:value-type="string">
            <text:p>"S*"</text:p>
          </table:table-cell>
          <table:table-cell table:formula="of:=CONCATENATE([$przecinki.$A$2];[$przecinki.$E$2];[$przecinki.$G$2];[.B28];[$przecinki.$F$2];[$przecinki.$A$2])" office:value-type="string" office:string-value="&quot;{&amp;s}&quot;" calcext:value-type="string">
            <text:p>"{&amp;s}"</text:p>
          </table:table-cell>
          <table:table-cell/>
          <table:table-cell table:style-name="ce12" table:formula="of:=CONCATENATE([.D28];[$przecinki.$B$2];[$przecinki.$C$2];[.E28];[$przecinki.$D$2])" office:value-type="string" office:string-value="&quot;S*&quot;: &quot;{&amp;s}&quot;," calcext:value-type="string">
            <text:p>"S*": "{&amp;s}",</text:p>
          </table:table-cell>
        </table:table-row>
        <table:table-row table:style-name="ro1">
          <table:table-cell table:style-name="ce2" office:value-type="string" calcext:value-type="string">
            <text:p>TP</text:p>
          </table:table-cell>
          <table:table-cell table:style-name="ce25" office:value-type="string" calcext:value-type="string">
            <text:p>sz</text:p>
          </table:table-cell>
          <table:table-cell/>
          <table:table-cell table:formula="of:=CONCATENATE([$przecinki.$A$2];[.A29];[$przecinki.$H$2];[$przecinki.$A$2])" office:value-type="string" office:string-value="&quot;TP*&quot;" calcext:value-type="string">
            <text:p>"TP*"</text:p>
          </table:table-cell>
          <table:table-cell table:formula="of:=CONCATENATE([$przecinki.$A$2];[$przecinki.$E$2];[$przecinki.$G$2];[.B29];[$przecinki.$F$2];[$przecinki.$A$2])" office:value-type="string" office:string-value="&quot;{&amp;sz}&quot;" calcext:value-type="string">
            <text:p>"{&amp;sz}"</text:p>
          </table:table-cell>
          <table:table-cell/>
          <table:table-cell table:style-name="ce12" table:formula="of:=CONCATENATE([.D29];[$przecinki.$B$2];[$przecinki.$C$2];[.E29];[$przecinki.$D$2])" office:value-type="string" office:string-value="&quot;TP*&quot;: &quot;{&amp;sz}&quot;," calcext:value-type="string">
            <text:p>"TP*": "{&amp;sz}",</text:p>
          </table:table-cell>
        </table:table-row>
        <table:table-row table:style-name="ro1">
          <table:table-cell table:style-name="ce2" office:value-type="string" calcext:value-type="string">
            <text:p>TPV</text:p>
          </table:table-cell>
          <table:table-cell table:style-name="ce25" office:value-type="string" calcext:value-type="string">
            <text:p>szcz</text:p>
          </table:table-cell>
          <table:table-cell/>
          <table:table-cell table:formula="of:=CONCATENATE([$przecinki.$A$2];[.A30];[$przecinki.$H$2];[$przecinki.$A$2])" office:value-type="string" office:string-value="&quot;TPV*&quot;" calcext:value-type="string">
            <text:p>"TPV*"</text:p>
          </table:table-cell>
          <table:table-cell table:formula="of:=CONCATENATE([$przecinki.$A$2];[$przecinki.$E$2];[$przecinki.$G$2];[.B30];[$przecinki.$F$2];[$przecinki.$A$2])" office:value-type="string" office:string-value="&quot;{&amp;szcz}&quot;" calcext:value-type="string">
            <text:p>"{&amp;szcz}"</text:p>
          </table:table-cell>
          <table:table-cell/>
          <table:table-cell table:style-name="ce12" table:formula="of:=CONCATENATE([.D30];[$przecinki.$B$2];[$przecinki.$C$2];[.E30];[$przecinki.$D$2])" office:value-type="string" office:string-value="&quot;TPV*&quot;: &quot;{&amp;szcz}&quot;," calcext:value-type="string">
            <text:p>"TPV*": "{&amp;szcz}",</text:p>
          </table:table-cell>
        </table:table-row>
        <table:table-row table:style-name="ro1">
          <table:table-cell table:style-name="ce2" office:value-type="string" calcext:value-type="string">
            <text:p>S~</text:p>
          </table:table-cell>
          <table:table-cell table:style-name="ce25" office:value-type="string" calcext:value-type="string">
            <text:p>ś</text:p>
          </table:table-cell>
          <table:table-cell/>
          <table:table-cell table:formula="of:=CONCATENATE([$przecinki.$A$2];[.A31];[$przecinki.$H$2];[$przecinki.$A$2])" office:value-type="string" office:string-value="&quot;S~*&quot;" calcext:value-type="string">
            <text:p>"S~*"</text:p>
          </table:table-cell>
          <table:table-cell table:formula="of:=CONCATENATE([$przecinki.$A$2];[$przecinki.$E$2];[$przecinki.$G$2];[.B31];[$przecinki.$F$2];[$przecinki.$A$2])" office:value-type="string" office:string-value="&quot;{&amp;ś}&quot;" calcext:value-type="string">
            <text:p>"{&amp;ś}"</text:p>
          </table:table-cell>
          <table:table-cell/>
          <table:table-cell table:style-name="ce12" table:formula="of:=CONCATENATE([.D31];[$przecinki.$B$2];[$przecinki.$C$2];[.E31];[$przecinki.$D$2])" office:value-type="string" office:string-value="&quot;S~*&quot;: &quot;{&amp;ś}&quot;," calcext:value-type="string">
            <text:p>"S~*": "{&amp;ś}",</text:p>
          </table:table-cell>
        </table:table-row>
        <table:table-row table:style-name="ro1">
          <table:table-cell table:style-name="ce2" office:value-type="string" calcext:value-type="string">
            <text:p>SI</text:p>
          </table:table-cell>
          <table:table-cell table:style-name="ce25" office:value-type="string" calcext:value-type="string">
            <text:p>si</text:p>
          </table:table-cell>
          <table:table-cell/>
          <table:table-cell table:formula="of:=CONCATENATE([$przecinki.$A$2];[.A32];[$przecinki.$H$2];[$przecinki.$A$2])" office:value-type="string" office:string-value="&quot;SI*&quot;" calcext:value-type="string">
            <text:p>"SI*"</text:p>
          </table:table-cell>
          <table:table-cell table:formula="of:=CONCATENATE([$przecinki.$A$2];[$przecinki.$E$2];[$przecinki.$G$2];[.B32];[$przecinki.$F$2];[$przecinki.$A$2])" office:value-type="string" office:string-value="&quot;{&amp;si}&quot;" calcext:value-type="string">
            <text:p>"{&amp;si}"</text:p>
          </table:table-cell>
          <table:table-cell/>
          <table:table-cell table:style-name="ce12" table:formula="of:=CONCATENATE([.D32];[$przecinki.$B$2];[$przecinki.$C$2];[.E32];[$przecinki.$D$2])" office:value-type="string" office:string-value="&quot;SI*&quot;: &quot;{&amp;si}&quot;," calcext:value-type="string">
            <text:p>"SI*": "{&amp;si}",</text:p>
          </table:table-cell>
        </table:table-row>
        <table:table-row table:style-name="ro1">
          <table:table-cell table:style-name="ce2" office:value-type="string" calcext:value-type="string">
            <text:p>SJ~</text:p>
          </table:table-cell>
          <table:table-cell table:style-name="ce25" office:value-type="string" calcext:value-type="string">
            <text:p>sj</text:p>
          </table:table-cell>
          <table:table-cell/>
          <table:table-cell table:formula="of:=CONCATENATE([$przecinki.$A$2];[.A33];[$przecinki.$H$2];[$przecinki.$A$2])" office:value-type="string" office:string-value="&quot;SJ~*&quot;" calcext:value-type="string">
            <text:p>"SJ~*"</text:p>
          </table:table-cell>
          <table:table-cell table:formula="of:=CONCATENATE([$przecinki.$A$2];[$przecinki.$E$2];[$przecinki.$G$2];[.B33];[$przecinki.$F$2];[$przecinki.$A$2])" office:value-type="string" office:string-value="&quot;{&amp;sj}&quot;" calcext:value-type="string">
            <text:p>"{&amp;sj}"</text:p>
          </table:table-cell>
          <table:table-cell/>
          <table:table-cell table:style-name="ce12" table:formula="of:=CONCATENATE([.D33];[$przecinki.$B$2];[$przecinki.$C$2];[.E33];[$przecinki.$D$2])" office:value-type="string" office:string-value="&quot;SJ~*&quot;: &quot;{&amp;sj}&quot;," calcext:value-type="string">
            <text:p>"SJ~*": "{&amp;sj}",</text:p>
          </table:table-cell>
        </table:table-row>
        <table:table-row table:style-name="ro1">
          <table:table-cell table:style-name="ce2" office:value-type="string" calcext:value-type="string">
            <text:p>ZST</text:p>
          </table:table-cell>
          <table:table-cell table:style-name="ce52" office:value-type="string" calcext:value-type="string">
            <text:p>śc</text:p>
          </table:table-cell>
          <table:table-cell/>
          <table:table-cell table:formula="of:=CONCATENATE([$przecinki.$A$2];[.A34];[$przecinki.$H$2];[$przecinki.$A$2])" office:value-type="string" office:string-value="&quot;ZST*&quot;" calcext:value-type="string">
            <text:p>"ZST*"</text:p>
          </table:table-cell>
          <table:table-cell table:formula="of:=CONCATENATE([$przecinki.$A$2];[$przecinki.$E$2];[$przecinki.$G$2];[.B34];[$przecinki.$F$2];[$przecinki.$A$2])" office:value-type="string" office:string-value="&quot;{&amp;śc}&quot;" calcext:value-type="string">
            <text:p>"{&amp;śc}"</text:p>
          </table:table-cell>
          <table:table-cell/>
          <table:table-cell table:style-name="ce12" table:formula="of:=CONCATENATE([.D34];[$przecinki.$B$2];[$przecinki.$C$2];[.E34];[$przecinki.$D$2])" office:value-type="string" office:string-value="&quot;ZST*&quot;: &quot;{&amp;śc}&quot;," calcext:value-type="string">
            <text:p>"ZST*": "{&amp;śc}",</text:p>
          </table:table-cell>
        </table:table-row>
        <table:table-row table:style-name="ro1">
          <table:table-cell table:style-name="ce2" office:value-type="string" calcext:value-type="string">
            <text:p>ZSTJ</text:p>
          </table:table-cell>
          <table:table-cell table:style-name="ce52" office:value-type="string" calcext:value-type="string">
            <text:p>ści</text:p>
          </table:table-cell>
          <table:table-cell/>
          <table:table-cell table:formula="of:=CONCATENATE([$przecinki.$A$2];[.A35];[$przecinki.$H$2];[$przecinki.$A$2])" office:value-type="string" office:string-value="&quot;ZSTJ*&quot;" calcext:value-type="string">
            <text:p>"ZSTJ*"</text:p>
          </table:table-cell>
          <table:table-cell table:formula="of:=CONCATENATE([$przecinki.$A$2];[$przecinki.$E$2];[$przecinki.$G$2];[.B35];[$przecinki.$F$2];[$przecinki.$A$2])" office:value-type="string" office:string-value="&quot;{&amp;ści}&quot;" calcext:value-type="string">
            <text:p>"{&amp;ści}"</text:p>
          </table:table-cell>
          <table:table-cell/>
          <table:table-cell table:style-name="ce12" table:formula="of:=CONCATENATE([.D35];[$przecinki.$B$2];[$przecinki.$C$2];[.E35];[$przecinki.$D$2])" office:value-type="string" office:string-value="&quot;ZSTJ*&quot;: &quot;{&amp;ści}&quot;," calcext:value-type="string">
            <text:p>"ZSTJ*": "{&amp;ści}",</text:p>
          </table:table-cell>
        </table:table-row>
        <table:table-row table:style-name="ro1">
          <table:table-cell table:style-name="ce2" office:value-type="string" calcext:value-type="string">
            <text:p>T</text:p>
          </table:table-cell>
          <table:table-cell table:style-name="ce25" office:value-type="string" calcext:value-type="string">
            <text:p>t</text:p>
          </table:table-cell>
          <table:table-cell/>
          <table:table-cell table:formula="of:=CONCATENATE([$przecinki.$A$2];[.A36];[$przecinki.$H$2];[$przecinki.$A$2])" office:value-type="string" office:string-value="&quot;T*&quot;" calcext:value-type="string">
            <text:p>"T*"</text:p>
          </table:table-cell>
          <table:table-cell table:formula="of:=CONCATENATE([$przecinki.$A$2];[$przecinki.$E$2];[$przecinki.$G$2];[.B36];[$przecinki.$F$2];[$przecinki.$A$2])" office:value-type="string" office:string-value="&quot;{&amp;t}&quot;" calcext:value-type="string">
            <text:p>"{&amp;t}"</text:p>
          </table:table-cell>
          <table:table-cell/>
          <table:table-cell table:style-name="ce12" table:formula="of:=CONCATENATE([.D36];[$przecinki.$B$2];[$przecinki.$C$2];[.E36];[$przecinki.$D$2])" office:value-type="string" office:string-value="&quot;T*&quot;: &quot;{&amp;t}&quot;," calcext:value-type="string">
            <text:p>"T*": "{&amp;t}",</text:p>
          </table:table-cell>
        </table:table-row>
        <table:table-row table:style-name="ro1">
          <table:table-cell table:style-name="ce2" office:value-type="string" calcext:value-type="string">
            <text:p>V</text:p>
          </table:table-cell>
          <table:table-cell table:style-name="ce52" office:value-type="string" calcext:value-type="string">
            <text:p>w</text:p>
          </table:table-cell>
          <table:table-cell/>
          <table:table-cell table:formula="of:=CONCATENATE([$przecinki.$A$2];[.A37];[$przecinki.$H$2];[$przecinki.$A$2])" office:value-type="string" office:string-value="&quot;V*&quot;" calcext:value-type="string">
            <text:p>"V*"</text:p>
          </table:table-cell>
          <table:table-cell table:formula="of:=CONCATENATE([$przecinki.$A$2];[$przecinki.$E$2];[$przecinki.$G$2];[.B37];[$przecinki.$F$2];[$przecinki.$A$2])" office:value-type="string" office:string-value="&quot;{&amp;w}&quot;" calcext:value-type="string">
            <text:p>"{&amp;w}"</text:p>
          </table:table-cell>
          <table:table-cell/>
          <table:table-cell table:style-name="ce12" table:formula="of:=CONCATENATE([.D37];[$przecinki.$B$2];[$przecinki.$C$2];[.E37];[$przecinki.$D$2])" office:value-type="string" office:string-value="&quot;V*&quot;: &quot;{&amp;w}&quot;," calcext:value-type="string">
            <text:p>"V*": "{&amp;w}",</text:p>
          </table:table-cell>
        </table:table-row>
        <table:table-row table:style-name="ro1">
          <table:table-cell table:style-name="ce2" office:value-type="string" calcext:value-type="string">
            <text:p>SK</text:p>
          </table:table-cell>
          <table:table-cell table:style-name="ce52" office:value-type="string" calcext:value-type="string">
            <text:p>x</text:p>
          </table:table-cell>
          <table:table-cell/>
          <table:table-cell table:formula="of:=CONCATENATE([$przecinki.$A$2];[.A38];[$przecinki.$H$2];[$przecinki.$A$2])" office:value-type="string" office:string-value="&quot;SK*&quot;" calcext:value-type="string">
            <text:p>"SK*"</text:p>
          </table:table-cell>
          <table:table-cell table:formula="of:=CONCATENATE([$przecinki.$A$2];[$przecinki.$E$2];[$przecinki.$G$2];[.B38];[$przecinki.$F$2];[$przecinki.$A$2])" office:value-type="string" office:string-value="&quot;{&amp;x}&quot;" calcext:value-type="string">
            <text:p>"{&amp;x}"</text:p>
          </table:table-cell>
          <table:table-cell/>
          <table:table-cell table:style-name="ce12" table:formula="of:=CONCATENATE([.D38];[$przecinki.$B$2];[$przecinki.$C$2];[.E38];[$przecinki.$D$2])" office:value-type="string" office:string-value="&quot;SK*&quot;: &quot;{&amp;x}&quot;," calcext:value-type="string">
            <text:p>"SK*": "{&amp;x}",</text:p>
          </table:table-cell>
        </table:table-row>
        <table:table-row table:style-name="ro1">
          <table:table-cell table:style-name="ce2" office:value-type="string" calcext:value-type="string">
            <text:p>Z</text:p>
          </table:table-cell>
          <table:table-cell table:style-name="ce52" office:value-type="string" calcext:value-type="string">
            <text:p>z</text:p>
          </table:table-cell>
          <table:table-cell/>
          <table:table-cell table:formula="of:=CONCATENATE([$przecinki.$A$2];[.A39];[$przecinki.$H$2];[$przecinki.$A$2])" office:value-type="string" office:string-value="&quot;Z*&quot;" calcext:value-type="string">
            <text:p>"Z*"</text:p>
          </table:table-cell>
          <table:table-cell table:formula="of:=CONCATENATE([$przecinki.$A$2];[$przecinki.$E$2];[$przecinki.$G$2];[.B39];[$przecinki.$F$2];[$przecinki.$A$2])" office:value-type="string" office:string-value="&quot;{&amp;z}&quot;" calcext:value-type="string">
            <text:p>"{&amp;z}"</text:p>
          </table:table-cell>
          <table:table-cell/>
          <table:table-cell table:style-name="ce12" table:formula="of:=CONCATENATE([.D39];[$przecinki.$B$2];[$przecinki.$C$2];[.E39];[$przecinki.$D$2])" office:value-type="string" office:string-value="&quot;Z*&quot;: &quot;{&amp;z}&quot;," calcext:value-type="string">
            <text:p>"Z*": "{&amp;z}",</text:p>
          </table:table-cell>
        </table:table-row>
        <table:table-row table:style-name="ro1">
          <table:table-cell table:style-name="ce2" office:value-type="string" calcext:value-type="string">
            <text:p>Z~</text:p>
          </table:table-cell>
          <table:table-cell table:style-name="ce52" office:value-type="string" calcext:value-type="string">
            <text:p>ź</text:p>
          </table:table-cell>
          <table:table-cell/>
          <table:table-cell table:formula="of:=CONCATENATE([$przecinki.$A$2];[.A40];[$przecinki.$H$2];[$przecinki.$A$2])" office:value-type="string" office:string-value="&quot;Z~*&quot;" calcext:value-type="string">
            <text:p>"Z~*"</text:p>
          </table:table-cell>
          <table:table-cell table:formula="of:=CONCATENATE([$przecinki.$A$2];[$przecinki.$E$2];[$przecinki.$G$2];[.B40];[$przecinki.$F$2];[$przecinki.$A$2])" office:value-type="string" office:string-value="&quot;{&amp;ź}&quot;" calcext:value-type="string">
            <text:p>"{&amp;ź}"</text:p>
          </table:table-cell>
          <table:table-cell/>
          <table:table-cell table:style-name="ce12" table:formula="of:=CONCATENATE([.D40];[$przecinki.$B$2];[$przecinki.$C$2];[.E40];[$przecinki.$D$2])" office:value-type="string" office:string-value="&quot;Z~*&quot;: &quot;{&amp;ź}&quot;," calcext:value-type="string">
            <text:p>"Z~*": "{&amp;ź}",</text:p>
          </table:table-cell>
        </table:table-row>
        <table:table-row table:style-name="ro1">
          <table:table-cell table:style-name="ce2" office:value-type="string" calcext:value-type="string">
            <text:p>ZI</text:p>
          </table:table-cell>
          <table:table-cell table:style-name="ce52" office:value-type="string" calcext:value-type="string">
            <text:p>zi</text:p>
          </table:table-cell>
          <table:table-cell/>
          <table:table-cell table:formula="of:=CONCATENATE([$przecinki.$A$2];[.A41];[$przecinki.$H$2];[$przecinki.$A$2])" office:value-type="string" office:string-value="&quot;ZI*&quot;" calcext:value-type="string">
            <text:p>"ZI*"</text:p>
          </table:table-cell>
          <table:table-cell table:formula="of:=CONCATENATE([$przecinki.$A$2];[$przecinki.$E$2];[$przecinki.$G$2];[.B41];[$przecinki.$F$2];[$przecinki.$A$2])" office:value-type="string" office:string-value="&quot;{&amp;zi}&quot;" calcext:value-type="string">
            <text:p>"{&amp;zi}"</text:p>
          </table:table-cell>
          <table:table-cell/>
          <table:table-cell table:style-name="ce12" table:formula="of:=CONCATENATE([.D41];[$przecinki.$B$2];[$przecinki.$C$2];[.E41];[$przecinki.$D$2])" office:value-type="string" office:string-value="&quot;ZI*&quot;: &quot;{&amp;zi}&quot;," calcext:value-type="string">
            <text:p>"ZI*": "{&amp;zi}",</text:p>
          </table:table-cell>
        </table:table-row>
        <table:table-row table:style-name="ro1">
          <table:table-cell table:style-name="ce2" office:value-type="string" calcext:value-type="string">
            <text:p>ZJ~</text:p>
          </table:table-cell>
          <table:table-cell table:style-name="ce52" office:value-type="string" calcext:value-type="string">
            <text:p>zj</text:p>
          </table:table-cell>
          <table:table-cell/>
          <table:table-cell table:formula="of:=CONCATENATE([$przecinki.$A$2];[.A42];[$przecinki.$H$2];[$przecinki.$A$2])" office:value-type="string" office:string-value="&quot;ZJ~*&quot;" calcext:value-type="string">
            <text:p>"ZJ~*"</text:p>
          </table:table-cell>
          <table:table-cell table:formula="of:=CONCATENATE([$przecinki.$A$2];[$przecinki.$E$2];[$przecinki.$G$2];[.B42];[$przecinki.$F$2];[$przecinki.$A$2])" office:value-type="string" office:string-value="&quot;{&amp;zj}&quot;" calcext:value-type="string">
            <text:p>"{&amp;zj}"</text:p>
          </table:table-cell>
          <table:table-cell/>
          <table:table-cell table:style-name="ce12" table:formula="of:=CONCATENATE([.D42];[$przecinki.$B$2];[$przecinki.$C$2];[.E42];[$przecinki.$D$2])" office:value-type="string" office:string-value="&quot;ZJ~*&quot;: &quot;{&amp;zj}&quot;," calcext:value-type="string">
            <text:p>"ZJ~*": "{&amp;zj}",</text:p>
          </table:table-cell>
        </table:table-row>
        <table:table-row table:style-name="ro1">
          <table:table-cell table:style-name="ce2" office:value-type="string" calcext:value-type="string">
            <text:p>ZST</text:p>
          </table:table-cell>
          <table:table-cell table:style-name="ce25" office:value-type="string" calcext:value-type="string">
            <text:p>ździ</text:p>
          </table:table-cell>
          <table:table-cell/>
          <table:table-cell table:formula="of:=CONCATENATE([$przecinki.$A$2];[.A43];[$przecinki.$H$2];[$przecinki.$A$2])" office:value-type="string" office:string-value="&quot;ZST*&quot;" calcext:value-type="string">
            <text:p>"ZST*"</text:p>
          </table:table-cell>
          <table:table-cell table:formula="of:=CONCATENATE([$przecinki.$A$2];[$przecinki.$E$2];[$przecinki.$G$2];[.B43];[$przecinki.$F$2];[$przecinki.$A$2])" office:value-type="string" office:string-value="&quot;{&amp;ździ}&quot;" calcext:value-type="string">
            <text:p>"{&amp;ździ}"</text:p>
          </table:table-cell>
          <table:table-cell/>
          <table:table-cell table:style-name="ce12" table:formula="of:=CONCATENATE([.D43];[$przecinki.$B$2];[$przecinki.$C$2];[.E43];[$przecinki.$D$2])" office:value-type="string" office:string-value="&quot;ZST*&quot;: &quot;{&amp;ździ}&quot;," calcext:value-type="string">
            <text:p>"ZST*": "{&amp;ździ}",</text:p>
          </table:table-cell>
        </table:table-row>
        <table:table-row table:style-name="ro1">
          <table:table-cell table:style-name="ce2" office:value-type="string" calcext:value-type="string">
            <text:p>TPJ</text:p>
          </table:table-cell>
          <table:table-cell table:style-name="ce52" office:value-type="string" calcext:value-type="string">
            <text:p>ż</text:p>
          </table:table-cell>
          <table:table-cell/>
          <table:table-cell table:formula="of:=CONCATENATE([$przecinki.$A$2];[.A44];[$przecinki.$H$2];[$przecinki.$A$2])" office:value-type="string" office:string-value="&quot;TPJ*&quot;" calcext:value-type="string">
            <text:p>"TPJ*"</text:p>
          </table:table-cell>
          <table:table-cell table:formula="of:=CONCATENATE([$przecinki.$A$2];[$przecinki.$E$2];[$przecinki.$G$2];[.B44];[$przecinki.$F$2];[$przecinki.$A$2])" office:value-type="string" office:string-value="&quot;{&amp;ż}&quot;" calcext:value-type="string">
            <text:p>"{&amp;ż}"</text:p>
          </table:table-cell>
          <table:table-cell/>
          <table:table-cell table:style-name="ce12" table:formula="of:=CONCATENATE([.D44];[$przecinki.$B$2];[$przecinki.$C$2];[.E44];[$przecinki.$D$2])" office:value-type="string" office:string-value="&quot;TPJ*&quot;: &quot;{&amp;ż}&quot;," calcext:value-type="string">
            <text:p>"TPJ*": "{&amp;ż}",</text:p>
          </table:table-cell>
        </table:table-row>
        <table:table-row table:style-name="ro1">
          <table:table-cell table:style-name="ce2" office:value-type="string" calcext:value-type="string">
            <text:p>RJ</text:p>
          </table:table-cell>
          <table:table-cell table:style-name="ce52" office:value-type="string" calcext:value-type="string">
            <text:p>rz</text:p>
          </table:table-cell>
          <table:table-cell/>
          <table:table-cell table:formula="of:=CONCATENATE([$przecinki.$A$2];[.A45];[$przecinki.$H$2];[$przecinki.$A$2])" office:value-type="string" office:string-value="&quot;RJ*&quot;" calcext:value-type="string">
            <text:p>"RJ*"</text:p>
          </table:table-cell>
          <table:table-cell table:formula="of:=CONCATENATE([$przecinki.$A$2];[$przecinki.$E$2];[$przecinki.$G$2];[.B45];[$przecinki.$F$2];[$przecinki.$A$2])" office:value-type="string" office:string-value="&quot;{&amp;rz}&quot;" calcext:value-type="string">
            <text:p>"{&amp;rz}"</text:p>
          </table:table-cell>
          <table:table-cell/>
          <table:table-cell table:style-name="ce12" table:formula="of:=CONCATENATE([.D45];[$przecinki.$B$2];[$przecinki.$C$2];[.E45];[$przecinki.$D$2])" office:value-type="string" office:string-value="&quot;RJ*&quot;: &quot;{&amp;rz}&quot;," calcext:value-type="string">
            <text:p>"RJ*": "{&amp;rz}",</text:p>
          </table:table-cell>
        </table:table-row>
        <table:table-row table:style-name="ro2" table:number-rows-repeated="1048530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przecinki" table:style-name="ta1">
        <office:forms form:automatic-focus="false" form:apply-design-mode="false"/>
        <table:table-column table:style-name="co7" table:number-columns-repeated="4" table:default-cell-style-name="ce15"/>
        <table:table-column table:style-name="co7" table:number-columns-repeated="1020" table:default-cell-style-name="ce29"/>
        <table:table-row table:style-name="ro2">
          <table:table-cell office:value-type="string" calcext:value-type="string">
            <text:p>cudzysłów</text:p>
          </table:table-cell>
          <table:table-cell office:value-type="string" calcext:value-type="string">
            <text:p>dwukropek</text:p>
          </table:table-cell>
          <table:table-cell office:value-type="string" calcext:value-type="string">
            <text:p>spacja</text:p>
          </table:table-cell>
          <table:table-cell office:value-type="string" calcext:value-type="string">
            <text:p>przecinek</text:p>
          </table:table-cell>
          <table:table-cell office:value-type="string" calcext:value-type="string">
            <text:p>nawias-l</text:p>
          </table:table-cell>
          <table:table-cell office:value-type="string" calcext:value-type="string">
            <text:p>nawias-p</text:p>
          </table:table-cell>
          <table:table-cell office:value-type="string" calcext:value-type="string">
            <text:p>ampersand</text:p>
          </table:table-cell>
          <table:table-cell office:value-type="string" calcext:value-type="string">
            <text:p>gwiazdka</text:p>
          </table:table-cell>
          <table:table-cell office:value-type="string" calcext:value-type="string">
            <text:p>tylda</text:p>
          </table:table-cell>
          <table:table-cell table:number-columns-repeated="1015"/>
        </table:table-row>
        <table:table-row table:style-name="ro3">
          <table:table-cell table:style-name="ce16" office:value-type="string" calcext:value-type="string">
            <text:p>"</text:p>
          </table:table-cell>
          <table:table-cell table:style-name="ce16" office:value-type="string" calcext:value-type="string">
            <text:p>:</text:p>
          </table:table-cell>
          <table:table-cell table:style-name="ce16" office:value-type="string" calcext:value-type="string">
            <text:p><text:s/></text:p>
          </table:table-cell>
          <table:table-cell table:style-name="ce16" office:value-type="string" calcext:value-type="string">
            <text:p>,</text:p>
          </table:table-cell>
          <table:table-cell table:style-name="ce16" office:value-type="string" calcext:value-type="string">
            <text:p>{</text:p>
          </table:table-cell>
          <table:table-cell table:style-name="ce16" office:value-type="string" calcext:value-type="string">
            <text:p>}</text:p>
          </table:table-cell>
          <table:table-cell table:style-name="ce16" office:value-type="string" calcext:value-type="string">
            <text:p>&amp;</text:p>
          </table:table-cell>
          <table:table-cell table:style-name="ce16" office:value-type="string" calcext:value-type="string">
            <text:p>*</text:p>
          </table:table-cell>
          <table:table-cell table:style-name="ce16" office:value-type="string" calcext:value-type="string">
            <text:p>~</text:p>
          </table:table-cell>
          <table:table-cell table:style-name="Default" table:number-columns-repeated="101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number:number-style style:name="N110P0" style:volatile="true">
      <number:number number:decimal-places="0" number:min-decimal-places="0" number:min-integer-digits="1" number:grouping="true"/>
      <number:text> zł</number:text>
    </number:number-style>
    <number:number-style style:name="N110">
      <number:text>-</number:text>
      <number:number number:decimal-places="0" number:min-decimal-places="0" number:min-integer-digits="1" number:grouping="true"/>
      <number:text> zł</number:text>
      <style:map style:condition="value()&gt;=0" style:apply-style-name="N110P0"/>
    </number:number-style>
    <number:number-style style:name="N111P0" style:volatile="true">
      <number:number number:decimal-places="0" number:min-decimal-places="0" number:min-integer-digits="1" number:grouping="true"/>
      <number:text> zł</number:text>
    </number:number-style>
    <number:number-style style:name="N111">
      <style:text-properties fo:color="#ff0000"/>
      <number:text>-</number:text>
      <number:number number:decimal-places="0" number:min-decimal-places="0" number:min-integer-digits="1" number:grouping="true"/>
      <number:text> zł</number:text>
      <style:map style:condition="value()&gt;=0" style:apply-style-name="N111P0"/>
    </number:number-style>
    <number:number-style style:name="N113P0" style:volatile="true">
      <number:number number:decimal-places="2" number:min-decimal-places="2" number:min-integer-digits="1" number:grouping="true"/>
      <number:text> zł</number:text>
    </number:number-style>
    <number:number-style style:name="N113">
      <number:text>-</number:text>
      <number:number number:decimal-places="2" number:min-decimal-places="2" number:min-integer-digits="1" number:grouping="true"/>
      <number:text> zł</number:text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  <number:text> zł</number:text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number:text> zł</number:text>
      <style:map style:condition="value()&gt;=0" style:apply-style-name="N114P0"/>
    </number:number-style>
    <number:date-style style:name="N115">
      <number:day number:style="long"/>
      <number:text>-</number:text>
      <number:month number:textual="true"/>
      <number:text>-</number:text>
      <number:year/>
    </number:date-style>
    <number:date-style style:name="N116">
      <number:day number:style="long"/>
      <number:text>-</number:text>
      <number:month number:textual="true"/>
    </number:date-style>
    <number:date-style style:name="N117">
      <number:month number:textual="true"/>
      <number:text>-</number:text>
      <number:year/>
    </number:date-style>
    <number:time-style style:name="N118">
      <number:hours/>
      <number:text>:</number:text>
      <number:minutes number:style="long"/>
      <number:text> </number:text>
      <number:am-pm/>
    </number:time-style>
    <number:time-style style:name="N119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1P0" style:volatile="true">
      <number:number number:decimal-places="0" number:min-decimal-places="0" number:min-integer-digits="1" number:grouping="true"/>
      <number:text>     </number:text>
    </number:number-style>
    <number:number-style style:name="N121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21P0"/>
    </number:number-style>
    <number:number-style style:name="N122P0" style:volatile="true">
      <number:number number:decimal-places="0" number:min-decimal-places="0" number:min-integer-digits="1" number:grouping="true"/>
      <number:text>     </number:text>
    </number:number-style>
    <number:number-style style:name="N122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22P0"/>
    </number:number-style>
    <number:number-style style:name="N124P0" style:volatile="true">
      <number:number number:decimal-places="2" number:min-decimal-places="2" number:min-integer-digits="1" number:grouping="true"/>
      <number:text>     </number:text>
    </number:number-style>
    <number:number-style style:name="N124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1" number:grouping="true"/>
      <number:text>     </number:text>
    </number:number-style>
    <number:number-style style:name="N125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25P0"/>
    </number:number-style>
    <number:number-style style:name="N129P0" style:volatile="true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29P2" style:volatile="true">
      <number:text> </number:text>
      <number:fill-character> </number:fill-character>
      <number:text>-     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</number:text>
      <number:fill-character> </number:fill-character>
      <number:number number:decimal-places="0" number:min-decimal-places="0" number:min-integer-digits="1" number:grouping="true"/>
      <number:text> zł </number:text>
    </number:number-style>
    <number:number-style style:name="N133P1" style:volatile="true">
      <number:text>-</number:text>
      <number:fill-character> </number:fill-character>
      <number:number number:decimal-places="0" number:min-decimal-places="0" number:min-integer-digits="1" number:grouping="true"/>
      <number:text> zł </number:text>
    </number:number-style>
    <number:number-style style:name="N133P2" style:volatile="true">
      <number:text> </number:text>
      <number:fill-character> </number:fill-character>
      <number:text>- zł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37P1" style:volatile="true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3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> </number:text>
      <number:fill-character> </number:fill-character>
      <number:number number:decimal-places="2" number:min-decimal-places="2" number:min-integer-digits="1" number:grouping="true"/>
      <number:text> zł </number:text>
    </number:number-style>
    <number:number-style style:name="N141P1" style:volatile="true">
      <number:text>-</number:text>
      <number:fill-character> </number:fill-character>
      <number:number number:decimal-places="2" number:min-decimal-places="2" number:min-integer-digits="1" number:grouping="true"/>
      <number:text> zł </number:text>
    </number:number-style>
    <number:number-style style:name="N14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zł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42">
      <number:minutes number:style="long"/>
      <number:text>:</number:text>
      <number:seconds number:style="long"/>
    </number:time-style>
    <number:time-style style:name="N14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4">
      <number:minutes number:style="long"/>
      <number:text>:</number:text>
      <number:seconds number:style="long" number:decimal-places="1"/>
    </number:time-style>
    <number:number-style style:name="N145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22">00.00.0000</text:date>, <text:time style:data-style-name="N2" text:time-value="12:00:32.52000000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13T10:29:21.621000000</meta:creation-date>
    <dc:date>2022-08-22T16:09:41.482000000</dc:date>
    <meta:editing-duration>P2DT14H18M46S</meta:editing-duration>
    <meta:editing-cycles>50</meta:editing-cycles>
    <meta:generator>LibreOffice/7.0.3.1$Windows_X86_64 LibreOffice_project/d7547858d014d4cf69878db179d326fc3483e082</meta:generator>
    <meta:document-statistic meta:table-count="2" meta:cell-count="243" meta:object-count="0"/>
  </office:meta>
</office:document-meta>
</file>